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February 28, 2022 (08:29: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29:23Z</meta:creation-date>
    <dc:date>2022-03-01T01:29:23Z</dc:date>
    <meta:user-defined meta:name="date" meta:value-type="string">February  28, 2022 (08:29: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